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0pt" fo:language="de" fo:country="DE" style:font-size-asian="10pt" style:font-size-complex="10pt"/>
    </style:style>
    <style:style style:name="P2" style:family="paragraph" style:parent-style-name="Standard">
      <style:paragraph-properties fo:break-before="page"/>
      <style:text-properties style:font-name="DejaVu Sans" fo:font-size="10pt" fo:language="de" fo:country="DE" style:font-size-asian="10pt" style:font-size-complex="10pt"/>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ux e.V.</text:p>
      <text:p text:style-name="P1"/>
      <text:p text:style-name="P1">Gründung am 01. April 2007</text:p>
      <text:p text:style-name="P1"/>
      <text:p text:style-name="P1">Gemeinnütziger, steuerbefreiter Verein</text:p>
      <text:p text:style-name="P1">Registergericht: Berlin Charlottenburg</text:p>
      <text:p text:style-name="P1">Geschäftsstelle: Aachen</text:p>
      <text:p text:style-name="P1"/>
      <text:p text:style-name="P1">Ziele:</text:p>
      <text:p text:style-name="P1">Förderung Freier Software und damit im Zusammenhang stehende Projekte.</text:p>
      <text:p text:style-name="P1"/>
      <text:p text:style-name="P1">Aktivitäten:</text:p>
      <text:p text:style-name="P1">Eigenveranstaltungen als Vortragsreihen, Workshops, deutschlandweiten Anwender-Treffen und Gastvorträge bei verschiedenen Veranstaltungen.</text:p>
      <text:p text:style-name="P1"/>
      <text:p text:style-name="P1">Teilnahme an verschiedenen FOSS Veranstaltungen, u.A. SIGINT Köln, FrOSCon, OpenRheinRuhr, Software Freedom Day, Open Xchange Partner Summit.</text:p>
      <text:p text:style-name="P1"/>
      <text:p text:style-name="P1">Kooperationen mit verschiedenen FOSS Projekten.</text:p>
      <text:p text:style-name="P1"/>
      <text:p text:style-name="P1">Weiter Informationen und Kontaktaufnahme:</text:p>
      <text:p text:style-name="P1">http://sidux-ev.org oder direkt hier am Stand.</text:p>
      <text:p text:style-name="P1"/>
      <text:p text:style-name="P1"/>
      <text:p text:style-name="P2">Semplice-Linux project</text:p>
      <text:p text:style-name="P1"/>
      <text:p text:style-name="P1">Not the usual Debian remix, since 2009.</text:p>
      <text:p text:style-name="P1"/>
      <text:p text:style-name="P1">Debian is awesome: Everybody can modify, improve and remix it to fit their needs. It is a</text:p>
      <text:p text:style-name="P1">great basis for a fast, lightweight, clean and simple distribution. This is the aim of</text:p>
      <text:p text:style-name="P1">Semplice-Linux, which is build on Debian sid to be always on the edge.</text:p>
      <text:p text:style-name="P1"/>
      <text:p text:style-name="P1">Designed to be lightning fast on modern 64-bit machines, Semplice-Linux works well on old</text:p>
      <text:p text:style-name="P1">glories, requiring only a 486 (or better) processor and 384 MB of RAM. To provide this</text:p>
      <text:p text:style-name="P1">fast environment the distribution is based on Openbox and a set of lightweight applications.</text:p>
      <text:p text:style-name="P1"/>
      <text:p text:style-name="P1">Semplice-Linux <text:span text:style-name="T1">is</text:span> built using only official Debian staff, with an framework to ensure the same working environment across all builds. It is compiled according to the Debian Policy and every modification to the base system is available in our repositories. It is possible to get the same Semplice-Linux system by simply starting from a basic Debian bootstrap.</text:p>
      <text:p text:style-name="P1"/>
      <text:p text:style-name="P1">Although we strongly believe in open source, Semplice-Linux includes non-free firmware to</text:p>
      <text:p text:style-name="P1">support a wide variety of machines. To encourage you to live without non-free software <text:soft-page-break/>we make it easy to remove them. See</text:p>
      <text:p text:style-name="P1">http://semplice-linux.org/doku/semplice:nonfree#installed_system for more information.</text:p>
      <text:p text:style-name="P1"/>
      <text:p text:style-name="P1">Semplice-Linux provides a base working system for everything a common user needs:</text:p>
      <text:p text:style-name="P1">* A word processor (Abiword)</text:p>
      <text:p text:style-name="P1">* A spreadsheet (Gnumeric)</text:p>
      <text:p text:style-name="P1">* A music player (Exaile)</text:p>
      <text:p text:style-name="P1">* A web browser (Chromium)</text:p>
      <text:p text:style-name="P1"/>
      <text:p text:style-name="P1">It also includes the Synaptic Package Manager which lets you install the 38,000 packages that Debian off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lter </meta:initial-creator>
    <meta:creation-date>2012-04-24T21:50:00</meta:creation-date>
    <dc:date>2012-04-26T01:38:10</dc:date>
    <dc:creator>walter </dc:creator>
    <meta:editing-duration>P0D</meta:editing-duration>
    <meta:editing-cycles>7</meta:editing-cycles>
    <meta:generator>LibreOffice/3.5$Linux_x86 LibreOffice_project/350m1$Build-202</meta:generator>
    <meta:document-statistic meta:table-count="0" meta:image-count="0" meta:object-count="0" meta:page-count="3" meta:paragraph-count="31" meta:word-count="310" meta:character-count="2158" meta:non-whitespace-character-count="1879"/>
  </office:meta>
</office:document-meta>
</file>